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style:min-row-height="0.3063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letter-spacing="normal" fo:font-style="norm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text-position="super 58%"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15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16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17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style:style style:name="P18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9" style:family="paragraph">
      <style:paragraph-properties fo:margin-left="0in" fo:margin-right="0in" fo:margin-top="0in" fo:margin-bottom="0in" fo:line-height="100%" text:enable-numbering="false" fo:text-indent="0in"/>
    </style:style>
    <style:style style:name="P20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style:style style:name="T1" style:family="text">
      <style:text-properties style:text-position="0% 100%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b 58%"/>
    </style:style>
    <style:style style:name="T6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vertical-align="middle" draw:auto-grow-height="false" fo:min-height="0.2953in" fo:min-width="0.19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s and Machines</text:p>
      <text:p text:style-name="P3">Chap 7: (p 247-249): 1abcd, 3acdj, 14 (pp 249-250): 17acd, 19abc</text:p>
      <text:list text:style-name="L1">
        <text:list-item>
          <text:p text:style-name="P15">Find a PDA that accepts all strings of a's and b's that are not of the form ww.</text:p>
        </text:list-item>
        <text:list-item>
          <text:p text:style-name="P15">Devise a Deterministic Pushdown Automaton that accepts strings with equally many a's and b's. Convert it to a context-free grammar.</text:p>
        </text:list-item>
        <text:list-item>
          <text:p text:style-name="P14">Prove that for any tree of depth d for which each node has at most n children, the number of leaves is at most n^d.</text:p>
        </text:list-item>
      </text:list>
      <text:p text:style-name="P4">1</text:p>
      <text:p text:style-name="P4">(a)</text:p>
      <text:p text:style-name="P5">n a's followed by m b's where n&lt;=m</text:p>
      <text:p text:style-name="P5"/>
      <text:p text:style-name="P4">(b)</text:p>
      <text:p text:style-name="P5"><draw:g text:anchor-type="paragraph" draw:z-index="0" draw:style-name="gr1"><draw:custom-shape draw:style-name="gr2" draw:text-style-name="P17" draw:id="id1" svg:width="0.5004in" svg:height="0.5004in" svg:x="0.7906in" svg:y="0.5063in"><text:p text:style-name="P16"><text:span text:style-name="T6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7" draw:id="id3" svg:width="0.5004in" svg:height="0.5004in" svg:x="0.7906in" svg:y="1.7563in"><text:p text:style-name="P16"><text:span text:style-name="T6">(q2)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7" draw:id="id2" svg:width="0.5004in" svg:height="0.5004in" svg:x="2.0406in" svg:y="0.5063in"><text:p text:style-name="P16"><text:span text:style-name="T6">(q1)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18" draw:type="curve" svg:x1="0.8626in" svg:y1="0.5787in" svg:x2="1.0398in" svg:y2="0.2815in" draw:start-shape="id1" draw:start-glue-point="5" draw:end-shape="id1" draw:end-glue-point="4" svg:d="m1242 833c0-580 255-528 255-104"><text:p/></draw:connector><draw:frame draw:style-name="gr4" draw:text-style-name="P20" svg:width="0.5661in" svg:height="0.2835in" svg:x="0.3437in" svg:y="0.2374in"><draw:text-box><text:p text:style-name="P19"><text:span text:style-name="T6">a λ/A</text:span></text:p></draw:text-box></draw:frame><draw:connector draw:style-name="gr3" draw:text-style-name="P18" draw:type="curve" svg:x1="1.2169in" svg:y1="0.2764in" svg:x2="2.1126in" svg:y2="0.2764in" draw:start-shape="id1" draw:start-glue-point="11" draw:end-shape="id2" draw:end-glue-point="5" svg:d="m1752 833c0-580 1290-580 1290 0"><text:p/></draw:connector><draw:frame draw:style-name="gr4" draw:text-style-name="P20" svg:width="0.5661in" svg:height="0.2835in" svg:x="0.3437in" svg:y="0.2382in"><draw:text-box><text:p text:style-name="P19"><text:span text:style-name="T6">a λ/A</text:span></text:p></draw:text-box></draw:frame><draw:frame draw:style-name="gr4" draw:text-style-name="P20" svg:width="0.5252in" svg:height="0.2835in" svg:x="1.3815in" svg:y="0.0063in"><draw:text-box><text:p text:style-name="P19"><text:span text:style-name="T6">λ λ/λ</text:span></text:p></draw:text-box></draw:frame><draw:connector draw:style-name="gr3" draw:text-style-name="P18" draw:type="curve" svg:x1="0.5606in" svg:y1="0.9327in" svg:x2="0.5606in" svg:y2="1.8283in" draw:start-shape="id1" draw:start-glue-point="7" draw:end-shape="id3" draw:end-glue-point="5" svg:d="m1242 1343c-580 0-580 1290 0 1290"><text:p/></draw:connector><draw:frame draw:style-name="gr4" draw:text-style-name="P20" svg:width="0.5661in" svg:height="0.2835in" svg:x="0.0008in" svg:y="1.1815in"><draw:text-box><text:p text:style-name="P19"><text:span text:style-name="T6">b A/λ</text:span></text:p></draw:text-box></draw:frame><draw:connector draw:style-name="gr3" draw:text-style-name="P18" draw:type="curve" svg:x1="2.7661in" svg:y1="0.7555in" svg:x2="2.4669in" svg:y2="0.9327in" draw:start-shape="id2" draw:start-glue-point="10" draw:end-shape="id2" draw:end-glue-point="9" svg:d="m3656 1088c427 0 479 255-104 255"><text:p/></draw:connector><draw:frame draw:style-name="gr4" draw:text-style-name="P20" svg:width="0.5559in" svg:height="0.2835in" svg:x="2.5406in" svg:y="0.5063in"><draw:text-box><text:p text:style-name="P19"><text:span text:style-name="T6">λ A/λ</text:span></text:p></draw:text-box></draw:frame><draw:connector draw:style-name="gr3" draw:text-style-name="P18" draw:type="curve" svg:x1="1.0398in" svg:y1="2.4819in" svg:x2="1.2169in" svg:y2="2.1827in" draw:start-shape="id3" draw:start-glue-point="8" draw:end-shape="id3" draw:end-glue-point="9" svg:d="m1497 3247c0 427 255 479 255-104"><text:p/></draw:connector><draw:frame draw:style-name="gr4" draw:text-style-name="P20" svg:width="0.5661in" svg:height="0.2835in" svg:x="1.1028in" svg:y="2.3744in"><draw:text-box><text:p text:style-name="P19"><text:span text:style-name="T6">b A/λ</text:span></text:p></draw:text-box></draw:frame><draw:connector draw:style-name="gr3" draw:text-style-name="P18" draw:type="curve" svg:x1="1.5079in" svg:y1="2.0055in" svg:x2="1.0398in" svg:y2="1.539in" draw:start-shape="id3" draw:start-glue-point="10" draw:end-shape="id3" draw:end-glue-point="4" svg:d="m1856 2888c427 0 356-321 160-517s-519-266-519 158"><text:p/></draw:connector><draw:frame draw:style-name="gr4" draw:text-style-name="P20" svg:width="0.5559in" svg:height="0.2835in" svg:x="1.3433in" svg:y="1.4665in"><draw:text-box><text:p text:style-name="P19"><text:span text:style-name="T6">λ A/λ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(c)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[q0, aab, .\] |-</text:p>
            <text:p text:style-name="P5">[q0, ab, A] |-</text:p>
            <text:p text:style-name="P5">[q0, b, AA] |-</text:p>
            <text:p text:style-name="P5">[q2, .\, A] |-</text:p>
            <text:p text:style-name="P5">[q2, .\, .\]</text:p>
          </table:table-cell>
          <table:table-cell table:style-name="Table1.A1" office:value-type="string">
            <text:p text:style-name="P10">[q0, abb, .\] |-</text:p>
            <text:p text:style-name="P10">[q0, bb, A] |-</text:p>
            <text:p text:style-name="P10">[q2, b, .\] |-</text:p>
            <text:p text:style-name="P10">fail</text:p>
          </table:table-cell>
          <table:table-cell table:style-name="Table1.C1" office:value-type="string">
            <text:p text:style-name="P10">[q0, aba, .\] |-</text:p>
            <text:p text:style-name="P10">[q0, ba, A] |-</text:p>
            <text:p text:style-name="P10">[q2, a, .\] |-</text:p>
            <text:p text:style-name="P10">fail</text:p>
          </table:table-cell>
        </table:table-row>
      </table:table>
      <text:p text:style-name="P5"/>
      <text:p text:style-name="P4">(d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[q0, aabb, .\] |-</text:p>
            <text:p text:style-name="P10">[q0, abb, A] |-</text:p>
            <text:p text:style-name="P10">[q0, bb, AA] |-</text:p>
            <text:p text:style-name="P10">[q2, b, A] |-</text:p>
            <text:p text:style-name="P10">[q2, .\, .\]</text:p>
          </table:table-cell>
          <table:table-cell table:style-name="Table2.B1" office:value-type="string">
            <text:p text:style-name="P10">[q0, aaab, .\] |-</text:p>
            <text:p text:style-name="P10">[q0, aab, A] |-</text:p>
            <text:p text:style-name="P10">[q0, ab, AA] |-</text:p>
            <text:p text:style-name="P10">[q0, b, AAA] |-</text:p>
            <text:p text:style-name="P10">[q2, .\, AA] |-</text:p>
            <text:p text:style-name="P10">[q2, .\, A] |-</text:p>
            <text:p text:style-name="P10">[q2, .\, .\]</text:p>
          </table:table-cell>
        </table:table-row>
      </table:table>
      <text:p text:style-name="P5"/>
      <text:p text:style-name="P5"/>
      <text:p text:style-name="P4"><text:soft-page-break/>3.</text:p>
      <text:p text:style-name="P4">(a)</text:p>
      <text:p text:style-name="P5">Q = {q0, q1, q2}</text:p>
      <text:p text:style-name="P5">F = {q0, q2}</text:p>
      <text:p text:style-name="P5">d(q0, b, .\) = {[q2, .\]}</text:p>
      <text:p text:style-name="P5">d(q0, a, .\) = {[q1, B]}</text:p>
      <text:p text:style-name="P5">d(q1, b, B) = {[q2, .\]}</text:p>
      <text:p text:style-name="P5">d(q1, a, .\) = {[q1, B]}</text:p>
      <text:p text:style-name="P5">d(q2, b, .\) = {[q2, .\]}</text:p>
      <text:p text:style-name="P5">d(q2, b, B) = {[q2, .\]}</text:p>
      <text:p text:style-name="P5"/>
      <text:p text:style-name="P4">(c)</text:p>
      <text:p text:style-name="P5">Q = {q0, q1, q2, q3}</text:p>
      <text:p text:style-name="P5">F = {q0, q3}</text:p>
      <text:p text:style-name="P5">d(q0, a, .\) = {[q1, I]}</text:p>
      <text:p text:style-name="P5">d(q1, a, .\) = {[q1, I]}</text:p>
      <text:p text:style-name="P5">d(q1, b, I) = {[q2, .\]}</text:p>
      <text:p text:style-name="P5">d(q2, b, I) = {[q2, .\]}</text:p>
      <text:p text:style-name="P5">d(q2, b, .\) = {[q2, J]}</text:p>
      <text:p text:style-name="P5">d(q2, .\, .\) = {[q3, .\]}</text:p>
      <text:p text:style-name="P5">d(q2, c, J) = {[q3, .\]}</text:p>
      <text:p text:style-name="P5">d(q3, c, J) = {[q3, .\]}</text:p>
      <text:p text:style-name="P4"/>
      <text:p text:style-name="P4">(d)</text:p>
      <text:p text:style-name="P5">Q = {q0, q1}</text:p>
      <text:p text:style-name="P5">F = {q0}</text:p>
      <text:p text:style-name="P5">d(q0, a, A) = {[q0, .\]}</text:p>
      <text:p text:style-name="P5">d(q0, b, .\) = {[q1, A]}</text:p>
      <text:p text:style-name="P5">d(q1, .\, .\) = {[q0, A]}</text:p>
      <text:p text:style-name="P4"/>
      <text:p text:style-name="P4">(j)</text:p>
      <text:p text:style-name="P5">Q = {q0, q1}</text:p>
      <text:p text:style-name="P5">F = {q0 ,q1}</text:p>
      <text:p text:style-name="P5">d(q0, a, .\) = {[q0, A]}</text:p>
      <text:p text:style-name="P5">d(q0, b, .\) = {[q0, B]}</text:p>
      <text:p text:style-name="P5">d(q0, a, .\) = {[q1, .\]}</text:p>
      <text:p text:style-name="P5">d(q0, b, .\) = {[q1, .\]}</text:p>
      <text:p text:style-name="P5">d(q0, .\, .\) = {[q1, .\]}</text:p>
      <text:p text:style-name="P5">d(q1, a, A) = {[q1, .\]}</text:p>
      <text:p text:style-name="P5">d(q1, b, B) = {[q1, .\]}</text:p>
      <text:p text:style-name="P5"/>
      <text:p text:style-name="P5"/>
      <text:p text:style-name="P4"/>
      <text:p text:style-name="P4"/>
      <text:p text:style-name="P4"/>
      <text:p text:style-name="P4"/>
      <text:p text:style-name="P4"><text:soft-page-break/></text:p>
      <text:p text:style-name="P4">14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<draw:g text:anchor-type="paragraph" draw:z-index="1" draw:style-name="gr1"><draw:custom-shape draw:style-name="gr5" draw:text-style-name="P17" draw:id="id4" svg:width="0.5004in" svg:height="0.5012in" svg:x="0.8563in" svg:y="0.5193in"><text:p text:style-name="P16"><text:span text:style-name="T6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5" draw:text-style-name="P17" draw:id="id5" svg:width="0.5004in" svg:height="0.5012in" svg:x="2.1063in" svg:y="0.5193in"><text:p text:style-name="P16"><text:span text:style-name="T6">q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5" draw:text-style-name="P17" draw:id="id6" svg:width="0.5012in" svg:height="0.5004in" svg:x="1.3563in" svg:y="1.2701in"><text:p text:style-name="P16"><text:span text:style-name="T6">(q2)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18" draw:type="curve" svg:x1="1.2827in" svg:y1="0.2886in" svg:x2="2.1783in" svg:y2="0.2886in" draw:start-shape="id4" draw:start-glue-point="11" draw:end-shape="id5" draw:end-glue-point="5" svg:d="m1847 852c0-582 1290-582 1290 0"><text:p/></draw:connector><draw:frame draw:style-name="gr4" draw:text-style-name="P20" svg:width="0.648in" svg:height="0.2835in" svg:x="0.0661in" svg:y="0.3657in"><draw:text-box><text:p text:style-name="P19"><text:span text:style-name="T6">a .\ / A</text:span></text:p></draw:text-box></draw:frame><draw:connector draw:style-name="gr3" draw:text-style-name="P17" draw:type="curve" svg:x1="0.6315in" svg:y1="0.7693in" svg:x2="0.9287in" svg:y2="0.5913in" draw:start-shape="id4" draw:start-glue-point="6" draw:end-shape="id4" draw:end-glue-point="5" svg:d="m1233 1108c-424 0-476-256 104-256"><text:p/></draw:connector><draw:frame draw:style-name="gr4" draw:text-style-name="P20" svg:width="0.648in" svg:height="0.2835in" svg:x="1.3563in" svg:y="0.0193in"><draw:text-box><text:p text:style-name="P19"><text:span text:style-name="T6">b A / .\</text:span></text:p></draw:text-box></draw:frame><draw:connector draw:style-name="gr3" draw:text-style-name="P17" draw:type="curve" svg:x1="2.3555in" svg:y1="1.0201in" svg:x2="1.8571in" svg:y2="1.5193in" draw:start-shape="id5" draw:start-glue-point="8" draw:end-shape="id6" draw:end-glue-point="10" svg:d="m3392 1469c0 480-239 719-718 719"><text:p/></draw:connector><draw:frame draw:style-name="gr4" draw:text-style-name="P20" svg:width="0.6169in" svg:height="0.2835in" svg:x="2.0669in" svg:y="1.4055in"><draw:text-box><text:p text:style-name="P19"><text:span text:style-name="T6">b .\ / .\</text:span></text:p></draw:text-box></draw:frame><draw:connector draw:style-name="gr3" draw:text-style-name="P17" draw:type="curve" svg:x1="1.7835in" svg:y1="1.3421in" svg:x2="2.1063in" svg:y2="0.7693in" draw:start-shape="id6" draw:start-glue-point="11" draw:end-shape="id5" draw:end-glue-point="6" svg:d="m2568 1933c0-550 155-825 465-825"><text:p/></draw:connector><draw:frame draw:style-name="gr4" draw:text-style-name="P20" svg:width="0.648in" svg:height="0.2835in" svg:x="1.1732in" svg:y="0.9846in"><draw:text-box><text:p text:style-name="P19"><text:span text:style-name="T6">b A / .\</text:span></text:p></draw:text-box></draw:frame></draw:g>(a)</text:p>
          </table:table-cell>
          <table:table-cell table:style-name="Table4.B1" office:value-type="string">
            <text:p text:style-name="P4">(b)</text:p>
            <text:p text:style-name="P9"><text:span text:style-name="T1">{a</text:span>n<text:span text:style-name="T1">(bb)</text:span>n <text:span text:style-name="T1">| n &gt;= 0}</text:span></text:p>
            <text:p text:style-name="P5"/>
            <text:p text:style-name="P4">(c)</text:p>
            <text:p text:style-name="P5">M' = M U</text:p>
            <text:p text:style-name="P5">d(q0, a, A) = {[q0, AA]} -- pushes an A</text:p>
            <text:p text:style-name="P5">d(q1, b, A) = {[q2, A]} -- does nothing to stack</text:p>
            <text:p text:style-name="P5"/>
            <text:p text:style-name="P5"/>
            <text:p text:style-name="P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Transition</text:p>
          </table:table-cell>
          <table:table-cell table:style-name="Table3.B1" office:value-type="string">
            <text:p text:style-name="P11">Rule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0">S -&gt; &lt;q0, .\, q2&gt;</text:p>
          </table:table-cell>
        </table:table-row>
        <table:table-row>
          <table:table-cell table:style-name="Table3.A2" office:value-type="string">
            <text:p text:style-name="P5">d(q0, a, .\) = {[q0, A]}</text:p>
          </table:table-cell>
          <table:table-cell table:style-name="Table3.B2" office:value-type="string">
            <text:p text:style-name="P10">&lt;q0, .\, q0&gt; -&gt; a&lt;q0, A, q0&gt;</text:p>
            <text:p text:style-name="P10">&lt;q0, .\, q1&gt; -&gt; a&lt;q0, A, q1&gt;</text:p>
            <text:p text:style-name="P10">&lt;q0, .\, q2&gt; -&gt; a&lt;q0, A, q2&gt;</text:p>
          </table:table-cell>
        </table:table-row>
        <table:table-row>
          <table:table-cell table:style-name="Table3.A2" office:value-type="string">
            <text:p text:style-name="P5"><text:bookmark-start text:name="DDE_LINK"/>d(q0, a, A)<text:bookmark-end text:name="DDE_LINK"/> = {[q0, AA]}</text:p>
          </table:table-cell>
          <table:table-cell table:style-name="Table3.B2" office:value-type="string">
            <text:p text:style-name="P10">&lt;q0, A, q0&gt; -&gt; a&lt;q0, A, q0&gt;&lt;q0, A, q0&gt;</text:p>
            <text:p text:style-name="P10">&lt;q0, A, q0&gt; -&gt; a&lt;q0, A, q1&gt;&lt;q1, A, q0&gt;</text:p>
            <text:p text:style-name="P10">&lt;q0, A, q1&gt; -&gt; a&lt;q0, A, q0&gt;&lt;q0, A, q1&gt;</text:p>
            <text:p text:style-name="P10">&lt;q0, A, q1&gt; -&gt; a&lt;q0, A, q1&gt;&lt;q1, A, q1&gt;</text:p>
            <text:p text:style-name="P10">&lt;q0, A, q0&gt; -&gt; a&lt;q0, A, q2&gt;&lt;q2, A, q0&gt;</text:p>
            <text:p text:style-name="P10">&lt;q0, A, q2&gt; -&gt; a&lt;q0, A, q0&gt;&lt;q0, A, q2&gt;</text:p>
            <text:p text:style-name="P10">&lt;q0, A, q1&gt; -&gt; a&lt;q0, A, q2&gt;&lt;q2, A, q1&gt;</text:p>
            <text:p text:style-name="P10">&lt;q0, A, q2&gt; -&gt; a&lt;q0, A, q1&gt;&lt;q1, A, q2&gt;</text:p>
            <text:p text:style-name="P10">&lt;q0, A, q2&gt; -&gt; a&lt;q0, A, q2&gt;&lt;q2, A, q2&gt;</text:p>
          </table:table-cell>
        </table:table-row>
        <table:table-row>
          <table:table-cell table:style-name="Table3.A2" office:value-type="string">
            <text:p text:style-name="P10">d(q0, b, A) = {[q1, .\]}</text:p>
          </table:table-cell>
          <table:table-cell table:style-name="Table3.B2" office:value-type="string">
            <text:p text:style-name="P10">&lt;q0, A, q0&gt; -&gt; b&lt;q1, .\, q0&gt;</text:p>
            <text:p text:style-name="P10">&lt;q0, A, q1&gt; -&gt; b&lt;q1, .\, q1&gt;</text:p>
            <text:p text:style-name="P10">&lt;q0, A, q2&gt; -&gt; b&lt;q1, .\, q2&gt;</text:p>
          </table:table-cell>
        </table:table-row>
        <table:table-row>
          <table:table-cell table:style-name="Table3.A2" office:value-type="string">
            <text:p text:style-name="P5">d(q1, b, .\) = {[q2, .\]}</text:p>
          </table:table-cell>
          <table:table-cell table:style-name="Table3.B2" office:value-type="string">
            <text:p text:style-name="P10">&lt;q1, .\, q0&gt; -&gt; b&lt;q2, .\, q0&gt;</text:p>
            <text:p text:style-name="P10">&lt;q1, .\, q1&gt; -&gt; b&lt;q2, .\, q1&gt;</text:p>
            <text:p text:style-name="P10">&lt;q1, .\, q2&gt; -&gt; b&lt;q2, .\, q2&gt;</text:p>
          </table:table-cell>
        </table:table-row>
        <table:table-row>
          <table:table-cell table:style-name="Table3.A2" office:value-type="string">
            <text:p text:style-name="P10">d(q1, b, A) = {[q2, A]}</text:p>
          </table:table-cell>
          <table:table-cell table:style-name="Table3.B2" office:value-type="string">
            <text:p text:style-name="P10">&lt;q1, A, q0&gt; -&gt; b&lt;q2, A, q0&gt;</text:p>
            <text:p text:style-name="P10">&lt;q1, A, q1&gt; -&gt; b&lt;q2, A, q1&gt;</text:p>
            <text:p text:style-name="P10">&lt;q1, A, q2&gt; -&gt; b&lt;q2, A, q2&gt;</text:p>
          </table:table-cell>
        </table:table-row>
        <table:table-row>
          <table:table-cell table:style-name="Table3.A2" office:value-type="string">
            <text:p text:style-name="P10">d(q2, b, A) = {[q1, .\]}</text:p>
          </table:table-cell>
          <table:table-cell table:style-name="Table3.B2" office:value-type="string">
            <text:p text:style-name="P8">&lt;q2, A, q0&gt; -&gt; b&lt;q1, .\, q0&gt;</text:p>
            <text:p text:style-name="P10">&lt;q2, A, q1&gt; -&gt; b&lt;q1, .\, q1&gt;</text:p>
            <text:p text:style-name="P10">&lt;q2, A, q2&gt; -&gt; b&lt;q1, .\, q2&gt;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8">&lt;q0, .\, q0&gt; -&gt; .\</text:p>
            <text:p text:style-name="P8">&lt;q1, .\, q1&gt; -&gt; .\</text:p>
            <text:p text:style-name="P8">&lt;q2, .\, q2&gt; -&gt; .\</text:p>
          </table:table-cell>
        </table:table-row>
      </table:table>
      <text:p text:style-name="P5"/>
      <text:p text:style-name="P4">(d)</text:p>
      <text:p text:style-name="P5">[q0, aabbbb, .\] |- [q0, abbbb, A] |- [q0, bbbb, AA] |- [q1, bbb, A] |- [q2, bb, A] |- [q1, b, .\] |- [q0, .\, .\]</text:p>
      <text:p text:style-name="P5">success</text:p>
      <text:p text:style-name="P5"/>
      <text:p text:style-name="P4">(e)</text:p>
      <text:p text:style-name="P5">S =&gt; &lt;q0, .\, q2&gt;</text:p>
      <text:p text:style-name="P5"><text:s/>=&gt; a&lt;q0, A, q2&gt;</text:p>
      <text:p text:style-name="P5"><text:s/>=&gt; aa&lt;q0, A, q2&gt;&lt;q2, A, q2&gt;</text:p>
      <text:p text:style-name="P5"><text:s/>=&gt; aabb&lt;q2, .\, q2&gt;&lt;q2, A, q2&gt;</text:p>
      <text:p text:style-name="P5"><text:s/>=&gt; aabb&lt;q2, A, q2&gt;</text:p>
      <text:p text:style-name="P5"><text:s/>=&gt; aabbbb&lt;q2, .\, q2&gt;</text:p>
      <text:p text:style-name="P5"><text:s/>=&gt; aabbbb</text:p>
      <text:p text:style-name="P4"><text:soft-page-break/>17.</text:p>
      <text:p text:style-name="P4">(a)</text:p>
      <text:p text:style-name="P5">L = {a<text:span text:style-name="T2">i</text:span> | i is a perfect square}</text:p>
      <text:p text:style-name="P5">Assume L is context free. By theorem 7.4.1, the string z = a<text:span text:style-name="T2">k^2</text:span>, where k is the number specified by the pumping lemma, can be decomposed into substrings <text:span text:style-name="T3">uvwxy</text:span><text:span text:style-name="T4"> that satisfy the repetition properties.</text:span></text:p>
      <text:p text:style-name="P6">length(uv<text:span text:style-name="T2">2</text:span>wx<text:span text:style-name="T2">2</text:span>y) = </text:p>
      <text:p text:style-name="P6">length(uvwxy) + length(vx)<text:tab/>=</text:p>
      <text:p text:style-name="P6">k<text:span text:style-name="T2">2</text:span> + length(vx) &lt; <text:tab/></text:p>
      <text:p text:style-name="P6">k<text:span text:style-name="T2">2</text:span> + 2k + 1 =<text:tab/><text:tab/><text:tab/>[because length(vwx) &lt;= k]</text:p>
      <text:p text:style-name="P6">(k+1)<text:span text:style-name="T2">2</text:span></text:p>
      <text:p text:style-name="P6">Therefore, on pumping v and x once, we find that the resulting string has length greater than k<text:span text:style-name="T2">2</text:span> but less than (k+1)<text:span text:style-name="T2">2</text:span>, and so is not a perfect square.</text:p>
      <text:p text:style-name="P6"/>
      <text:p text:style-name="P7">(c)</text:p>
      <text:p text:style-name="P6">L = {a<text:span text:style-name="T2">i</text:span>b<text:span text:style-name="T2">2i</text:span>a<text:span text:style-name="T2">i</text:span> | i&gt;=0}</text:p>
      <text:p text:style-name="P6">Assume L is context free. By theorem 7.4.1, the string z = a<text:span text:style-name="T2">k</text:span>b<text:span text:style-name="T2">2k</text:span>a<text:span text:style-name="T2">k</text:span>, where k is the number specified by the pumping lemma, can be decomposed into substrings uvwxy that satisfy the repetition properties. Consider the possibilities for the substrings v and x:</text:p>
      <text:p text:style-name="P6">i) vwx `elem` a* or vwx `elem` b*</text:p>
      <text:p text:style-name="P6">ii) vwx `elem` a*b* or vwx `elem` b*a*</text:p>
      <text:p text:style-name="P6">In case (ii), pumping v and x would cause the ordering to be broken.</text:p>
      <text:p text:style-name="P6">In case (i), pumping v and x would cause only one or two substrings to increase in length, rather than all three.</text:p>
      <text:p text:style-name="P6"/>
      <text:p text:style-name="P7">(d)</text:p>
      <text:p text:style-name="P6">L = {a<text:span text:style-name="T2">i</text:span>b<text:span text:style-name="T2">j</text:span>c<text:span text:style-name="T2">k</text:span> | 0 &lt; i &lt; j &lt; k &lt; zi }</text:p>
      <text:p text:style-name="P6">Assume L is context free. By theorem 7.4.1, the string z = a<text:span text:style-name="T2">k</text:span>b<text:span text:style-name="T2">x</text:span>c<text:span text:style-name="T2">y</text:span> where k is the number specified by the pumping lemma, can be decomposed into substrings uvwxy that satisfy the repetition properties. </text:p>
      <text:p text:style-name="P6">Consider the possibilities for the substrings v and x:</text:p>
      <text:p text:style-name="P6">v and x must contain only a's, because that is the only possible decomposition when the beginning of the string is a<text:span text:style-name="T2">k </text:span>and the length of vwx &lt;= k. Pumping a's will eventually cause them to exceed the b's, which is not allowed.</text:p>
      <text:p text:style-name="P6"/>
      <text:p text:style-name="P7">19.</text:p>
      <text:p text:style-name="P6">(a) Since L<text:span text:style-name="T5">1</text:span> is the concatenation of {a<text:span text:style-name="T2">i</text:span>b<text:span text:style-name="T2">i</text:span>} and {c<text:span text:style-name="T2">j</text:span>d<text:span text:style-name="T2">j</text:span>}, both of which are context free as proved in the examples, L<text:span text:style-name="T5">1</text:span> is context free.</text:p>
      <text:p text:style-name="P6">(b) Since L<text:span text:style-name="T5">2</text:span> is the concatenation of the context free languages {a<text:span text:style-name="T2">j</text:span>}, {b<text:span text:style-name="T2">i</text:span>c<text:span text:style-name="T2">i</text:span>}, and {d<text:span text:style-name="T2">k</text:span>}, then L<text:span text:style-name="T5">2</text:span> is also context free.</text:p>
      <text:p text:style-name="P6">(c) By theorem 7.5.2, since L<text:span text:style-name="T5">1</text:span> and L<text:span text:style-name="T5">2</text:span> are themselves both context free, their intersection is not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ch. 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creator>jb</dc:creator>
    <dc:date>2011-01-30T19:09:21</dc:date>
    <meta:editing-cycles>773</meta:editing-cycles>
    <meta:editing-duration>P1DT7H27M48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5" meta:paragraph-count="155" meta:word-count="947" meta:character-count="4799"/>
  </office:meta>
</office:document-meta>
</file>